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6b7e6" officeooo:paragraph-rsid="0016b7e6"/>
    </style:style>
    <style:style style:name="P2" style:family="paragraph" style:parent-style-name="Standard" style:list-style-name="L1">
      <style:text-properties officeooo:rsid="00185fb2" officeooo:paragraph-rsid="00185fb2"/>
    </style:style>
    <style:style style:name="P3" style:family="paragraph" style:parent-style-name="Standard" style:list-style-name="L1">
      <style:text-properties officeooo:rsid="0018fa60" officeooo:paragraph-rsid="0018fa60"/>
    </style:style>
    <style:style style:name="P4" style:family="paragraph" style:parent-style-name="Standard" style:list-style-name="L1">
      <style:text-properties officeooo:rsid="001bd4c7" officeooo:paragraph-rsid="001bd4c7"/>
    </style:style>
    <style:style style:name="P5" style:family="paragraph" style:parent-style-name="Standard" style:list-style-name="L1">
      <style:text-properties officeooo:rsid="001bfe23" officeooo:paragraph-rsid="001bfe23"/>
    </style:style>
    <style:style style:name="P6" style:family="paragraph" style:parent-style-name="Standard" style:list-style-name="L1">
      <style:text-properties officeooo:rsid="001dabf7" officeooo:paragraph-rsid="001dabf7"/>
    </style:style>
    <style:style style:name="P7" style:family="paragraph" style:parent-style-name="Standard" style:list-style-name="L1">
      <style:text-properties officeooo:rsid="0021df34" officeooo:paragraph-rsid="0021df34"/>
    </style:style>
    <style:style style:name="P8" style:family="paragraph" style:parent-style-name="Standard" style:list-style-name="L1">
      <style:text-properties officeooo:rsid="0022d682" officeooo:paragraph-rsid="0022d682"/>
    </style:style>
    <style:style style:name="P9" style:family="paragraph" style:parent-style-name="Standard" style:list-style-name="L1">
      <style:text-properties officeooo:rsid="002341cd" officeooo:paragraph-rsid="002341cd"/>
    </style:style>
    <style:style style:name="P10" style:family="paragraph" style:parent-style-name="Standard" style:list-style-name="L1">
      <style:text-properties officeooo:rsid="002477b5" officeooo:paragraph-rsid="002477b5"/>
    </style:style>
    <style:style style:name="P11" style:family="paragraph" style:parent-style-name="Standard" style:list-style-name="L1">
      <style:text-properties officeooo:rsid="00273e1b" officeooo:paragraph-rsid="00273e1b"/>
    </style:style>
    <style:style style:name="P12" style:family="paragraph" style:parent-style-name="Standard" style:list-style-name="L1">
      <style:text-properties officeooo:rsid="00288df7" officeooo:paragraph-rsid="00288df7"/>
    </style:style>
    <style:style style:name="P13" style:family="paragraph" style:parent-style-name="Standard" style:list-style-name="L1">
      <style:text-properties officeooo:rsid="002b1636" officeooo:paragraph-rsid="002b1636"/>
    </style:style>
    <style:style style:name="P14" style:family="paragraph" style:parent-style-name="Standard" style:list-style-name="L1">
      <style:text-properties officeooo:rsid="002cc8b4" officeooo:paragraph-rsid="002cc8b4"/>
    </style:style>
    <style:style style:name="P15" style:family="paragraph" style:parent-style-name="Standard" style:list-style-name="L1">
      <style:text-properties officeooo:rsid="002cfa2a" officeooo:paragraph-rsid="002cfa2a"/>
    </style:style>
    <style:style style:name="P16" style:family="paragraph" style:parent-style-name="Standard" style:list-style-name="L1">
      <style:text-properties officeooo:rsid="002eb2ff" officeooo:paragraph-rsid="002eb2ff"/>
    </style:style>
    <style:style style:name="P17" style:family="paragraph" style:parent-style-name="Standard" style:list-style-name="L1">
      <style:text-properties officeooo:rsid="002feb61" officeooo:paragraph-rsid="002feb61"/>
    </style:style>
    <style:style style:name="P18" style:family="paragraph" style:parent-style-name="Standard" style:list-style-name="L1">
      <style:text-properties officeooo:rsid="0031e6b7" officeooo:paragraph-rsid="0031e6b7"/>
    </style:style>
    <style:style style:name="P19" style:family="paragraph" style:parent-style-name="Standard" style:list-style-name="L1">
      <style:text-properties officeooo:rsid="00326181" officeooo:paragraph-rsid="00326181"/>
    </style:style>
    <style:style style:name="P20" style:family="paragraph" style:parent-style-name="Standard" style:list-style-name="L1">
      <style:text-properties officeooo:rsid="0033402e" officeooo:paragraph-rsid="0033402e"/>
    </style:style>
    <style:style style:name="P21" style:family="paragraph" style:parent-style-name="Standard" style:list-style-name="">
      <style:text-properties officeooo:rsid="0033402e" officeooo:paragraph-rsid="0033402e"/>
    </style:style>
    <style:style style:name="P22" style:family="paragraph" style:parent-style-name="Standard" style:list-style-name="L1">
      <style:text-properties officeooo:rsid="0038ee08" officeooo:paragraph-rsid="0038ee08"/>
    </style:style>
    <style:style style:name="P23" style:family="paragraph" style:parent-style-name="Standard" style:list-style-name="L1">
      <style:text-properties officeooo:rsid="003aa5b0" officeooo:paragraph-rsid="003aa5b0"/>
    </style:style>
    <style:style style:name="P24" style:family="paragraph" style:parent-style-name="Standard" style:list-style-name="L1">
      <style:text-properties officeooo:rsid="003cb148" officeooo:paragraph-rsid="003cb148"/>
    </style:style>
    <style:style style:name="P25" style:family="paragraph" style:parent-style-name="Standard" style:list-style-name="L1">
      <style:text-properties officeooo:rsid="003e361b" officeooo:paragraph-rsid="003e361b"/>
    </style:style>
    <style:style style:name="P26" style:family="paragraph" style:parent-style-name="Standard" style:list-style-name="L1">
      <style:text-properties officeooo:rsid="00401231" officeooo:paragraph-rsid="00401231"/>
    </style:style>
    <style:style style:name="P27" style:family="paragraph" style:parent-style-name="Standard" style:list-style-name="L1">
      <style:text-properties officeooo:rsid="0041e457" officeooo:paragraph-rsid="0041e457"/>
    </style:style>
    <style:style style:name="P28" style:family="paragraph" style:parent-style-name="Standard" style:list-style-name="L1">
      <style:text-properties officeooo:rsid="0045c0ff" officeooo:paragraph-rsid="0045c0ff"/>
    </style:style>
    <style:style style:name="P29" style:family="paragraph" style:parent-style-name="Standard" style:list-style-name="L1">
      <style:text-properties officeooo:rsid="00480078" officeooo:paragraph-rsid="00480078"/>
    </style:style>
    <style:style style:name="P30" style:family="paragraph" style:parent-style-name="Standard">
      <style:text-properties officeooo:rsid="00480078" officeooo:paragraph-rsid="00480078"/>
    </style:style>
    <style:style style:name="P31" style:family="paragraph" style:parent-style-name="Standard" style:list-style-name="L1">
      <style:text-properties officeooo:rsid="00498496" officeooo:paragraph-rsid="00498496"/>
    </style:style>
    <style:style style:name="P32" style:family="paragraph" style:parent-style-name="Standard" style:list-style-name="L1">
      <style:text-properties officeooo:rsid="0049a996" officeooo:paragraph-rsid="0049a996"/>
    </style:style>
    <style:style style:name="P33" style:family="paragraph" style:parent-style-name="Standard" style:list-style-name="L1">
      <style:text-properties officeooo:rsid="004bbfc7" officeooo:paragraph-rsid="004bbfc7"/>
    </style:style>
    <style:style style:name="P34" style:family="paragraph" style:parent-style-name="Standard" style:list-style-name="L1">
      <style:text-properties officeooo:rsid="005118c3" officeooo:paragraph-rsid="005118c3"/>
    </style:style>
    <style:style style:name="P35" style:family="paragraph" style:parent-style-name="Standard" style:list-style-name="L1">
      <style:text-properties officeooo:rsid="00533388" officeooo:paragraph-rsid="00533388"/>
    </style:style>
    <style:style style:name="P36" style:family="paragraph" style:parent-style-name="Standard" style:list-style-name="L1">
      <style:text-properties officeooo:rsid="0053ffc7" officeooo:paragraph-rsid="0053ffc7"/>
    </style:style>
    <style:style style:name="P37" style:family="paragraph" style:parent-style-name="Standard" style:list-style-name="L1">
      <style:text-properties officeooo:rsid="0055e868" officeooo:paragraph-rsid="0055e868"/>
    </style:style>
    <style:style style:name="P38" style:family="paragraph" style:parent-style-name="Standard" style:list-style-name="L1">
      <style:text-properties officeooo:rsid="00598044" officeooo:paragraph-rsid="00598044"/>
    </style:style>
    <style:style style:name="P39" style:family="paragraph" style:parent-style-name="Standard" style:list-style-name="L1">
      <style:text-properties officeooo:rsid="0059f086" officeooo:paragraph-rsid="0059f086"/>
    </style:style>
    <style:style style:name="P40" style:family="paragraph" style:parent-style-name="Standard" style:list-style-name="L1">
      <style:text-properties officeooo:rsid="005aaa13" officeooo:paragraph-rsid="005aaa13"/>
    </style:style>
    <style:style style:name="P41" style:family="paragraph" style:parent-style-name="Standard" style:list-style-name="L1">
      <style:text-properties officeooo:rsid="005d2c09" officeooo:paragraph-rsid="005d2c09"/>
    </style:style>
    <style:style style:name="P42" style:family="paragraph" style:parent-style-name="Standard" style:list-style-name="L1">
      <style:text-properties officeooo:rsid="005eef1c" officeooo:paragraph-rsid="005eef1c"/>
    </style:style>
    <style:style style:name="P43" style:family="paragraph" style:parent-style-name="Standard" style:list-style-name="L1">
      <style:text-properties officeooo:rsid="005f39ee" officeooo:paragraph-rsid="005f39ee"/>
    </style:style>
    <style:style style:name="P44" style:family="paragraph" style:parent-style-name="Standard" style:list-style-name="L1">
      <style:text-properties officeooo:rsid="0062e9a3" officeooo:paragraph-rsid="0062e9a3"/>
    </style:style>
    <style:style style:name="P45" style:family="paragraph" style:parent-style-name="Standard" style:list-style-name="L1">
      <style:text-properties officeooo:rsid="00638924" officeooo:paragraph-rsid="00638924"/>
    </style:style>
    <style:style style:name="P46" style:family="paragraph" style:parent-style-name="Standard" style:list-style-name="L1">
      <style:text-properties officeooo:rsid="00656e12" officeooo:paragraph-rsid="00656e12"/>
    </style:style>
    <style:style style:name="P47" style:family="paragraph" style:parent-style-name="Standard" style:list-style-name="L1">
      <style:paragraph-properties fo:break-before="page"/>
      <style:text-properties officeooo:rsid="0035abf3" officeooo:paragraph-rsid="0035abf3"/>
    </style:style>
    <style:style style:name="T1" style:family="text">
      <style:text-properties officeooo:rsid="001f68af"/>
    </style:style>
    <style:style style:name="T2" style:family="text">
      <style:text-properties officeooo:rsid="002a570d"/>
    </style:style>
    <style:style style:name="T3" style:family="text">
      <style:text-properties officeooo:rsid="0043d9ea"/>
    </style:style>
    <style:style style:name="T4" style:family="text">
      <style:text-properties officeooo:rsid="00475c1f"/>
    </style:style>
    <style:style style:name="T5" style:family="text">
      <style:text-properties officeooo:rsid="004b981e"/>
    </style:style>
    <style:style style:name="T6" style:family="text">
      <style:text-properties officeooo:rsid="004d0304"/>
    </style:style>
    <style:style style:name="T7" style:family="text">
      <style:text-properties officeooo:rsid="004e3f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ockchains</text:p>
      <text:list xml:id="list5690859904826857536" text:style-name="L1">
        <text:list-item>
          <text:p text:style-name="P2">Siden bitcion er så desentralisert er det ingen man kan holde ansvarlig </text:p>
        </text:list-item>
        <text:list-item>
          <text:p text:style-name="P3">mye regnekraft brukes på å mine bitcoins. </text:p>
        </text:list-item>
        <text:list-item>
          <text:p text:style-name="P4">Det er en litt enger historie for cryptocurrency før bitcoin, men ingenting ekvivalent til bitcoin har eksistert før det. </text:p>
        </text:list-item>
        <text:list-item>
          <text:p text:style-name="P5">To typer finansielle instrument </text:p>
          <text:list>
            <text:list-item>
              <text:p text:style-name="P6">De som eier et et fysisk objekt (eller en hemlighet) eier en ting. Løsere definisjoner inkluderer de som holder på en hemlighet <text:span text:style-name="T1">(Fører til økt anonymitet)</text:span>. </text:p>
            </text:list-item>
            <text:list-item>
              <text:p text:style-name="P7">Registere instrument </text:p>
              <text:list>
                <text:list-item>
                  <text:p text:style-name="P8">Asset med sentralisert register av eierskap </text:p>
                  <text:list>
                    <text:list-item>
                      <text:p text:style-name="P9">Man kan ikke miste det, men det er ikke anonymt, og vanskelig å overføre med mindre registeret er digitalt.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Man trenger selflgelig mekanismer mot </text:p>
          <text:list>
            <text:list-item>
              <text:p text:style-name="P10">Skapelse av nye penger. </text:p>
            </text:list-item>
          </text:list>
        </text:list-item>
        <text:list-item>
          <text:p text:style-name="P11">Bitcoin har </text:p>
          <text:list>
            <text:list-item>
              <text:p text:style-name="P11">En ledger: Public records, som kontollerer eierskap, kalt blockchainen </text:p>
            </text:list-item>
            <text:list-item>
              <text:p text:style-name="P11">Hemmeligen nøkler for kontroll av individuelle asetter. </text:p>
              <text:list>
                <text:list-item>
                  <text:p text:style-name="P12">Dette betyr at det har pseudonymitet, i stedet for anony<text:span text:style-name="T2">nymitet, eller mangel på anonymitet</text:span></text:p>
                </text:list-item>
              </text:list>
            </text:list-item>
          </text:list>
        </text:list-item>
        <text:list-item>
          <text:p text:style-name="P13">Man regner ut en hash for hver blokk, og nå man regner ut neste blokk, slik at neste blokk har sin egen has i seg og hashen fra forgjengeren </text:p>
          <text:list>
            <text:list-item>
              <text:p text:style-name="P14">Blockchainen er tilgjengelig for alle </text:p>
            </text:list-item>
            <text:list-item>
              <text:p text:style-name="P15">Det er inge måte å endre meldingene på blockchainen. </text:p>
            </text:list-item>
            <text:list-item>
              <text:p text:style-name="P16">Det er mer «gjennomsiktig» på denne meteoden </text:p>
            </text:list-item>
          </text:list>
        </text:list-item>
        <text:list-item>
          <text:p text:style-name="P17">Bitcoin bruker ECDSA for signaturene </text:p>
          <text:list>
            <text:list-item>
              <text:p text:style-name="P17">«Eliptic-curve digital signature Alorithm»</text:p>
            </text:list-item>
            <text:list-item>
              <text:p text:style-name="P18">Veldig utbredt </text:p>
            </text:list-item>
          </text:list>
        </text:list-item>
        <text:list-item>
          <text:p text:style-name="P19">Brukere kan identifiseres via bruk av public keys, så man må legge til privact </text:p>
          <text:list>
            <text:list-item>
              <text:p text:style-name="P19">Men det er ingen passord man kan stjele, Universell aksess, raske transakksoner, noen andre kan lage falske transaksjoner, men man må lagre dem et eller annet sted. </text:p>
            </text:list-item>
            <text:list-item>
              <text:p text:style-name="P19">Om man bare har digitale signaturer har man fremdeles betydlige svakheter, siden man treneger en måte å verifisere at en transaksjon har skjedd, for at ingen skal kunne stoppe transaksjoner, eller spekulere med pengene ved å endre timingen. </text:p>
            </text:list-item>
            <text:list-item>
              <text:p text:style-name="P20">Løses ved at noen signerer batcher med tansaksjoner periodisk, og publiserer det periodisk. </text:p>
            </text:list-item>
          </text:list>
        </text:list-item>
      </text:list>
      <text:p text:style-name="P21"/>
      <text:list xml:id="list163201300341025" text:continue-numbering="true" text:style-name="L1">
        <text:list-item>
          <text:p text:style-name="P47">Byzantine failures </text:p>
          <text:list>
            <text:list-item>
              <text:p text:style-name="P22">Anta at noder i nettverket er aktivt malichious</text:p>
            </text:list-item>
            <text:list-item>
              <text:p text:style-name="P23">De kan for eksempel velge å ikke scare på hverandre, eller hindre noder fra å snakke med hverandre, eller sende forskjellige meldinger til forskjellige noder </text:p>
            </text:list-item>
          </text:list>
        </text:list-item>
        <text:list-item>
          <text:p text:style-name="P24">Bitcoin basserer seg på at man har en «Honest majority» </text:p>
          <text:list>
            <text:list-item>
              <text:p text:style-name="P24">Man antar også at man ikke kjenner til alle ID-ene før man begynner å regne </text:p>
            </text:list-item>
            <text:list-item>
              <text:p text:style-name="P24">Man regner ut majoriteten so fraction av «hashpower»</text:p>
              <text:list>
                <text:list-item>
                  <text:p text:style-name="P25">Belønner å følge protokollen </text:p>
                </text:list-item>
                <text:list-item>
                  <text:p text:style-name="P26">Noder trenger ikke å outpute en endelig konklusjon (aka «stabilizing consensus») </text:p>
                </text:list-item>
                <text:list-item>
                  <text:p text:style-name="P27">I juni 2014 var det en <text:span text:style-name="T3">et mining pool som hadde mer enn 50% av hashpoweren</text:span></text:p>
                </text:list-item>
              </text:list>
            </text:list-item>
          </text:list>
        </text:list-item>
        <text:list-item>
          <text:p text:style-name="P28">Flere typer bitcoin wallets, <text:span text:style-name="T4">disse fjerner litt av meningen med blockchainene, siden de plasserer seg mellom deg og blockchainene. </text:span></text:p>
        </text:list-item>
        <text:list-item>
          <text:p text:style-name="P29">Forskjellige cryptocurrencies har forskjellige egenskaper når det gjelder congirmation latency og transaction throughput. </text:p>
        </text:list-item>
      </text:list>
      <text:p text:style-name="P30"/>
      <text:p text:style-name="P30"/>
      <text:p text:style-name="P30"/>
      <text:p text:style-name="P30"/>
      <text:list xml:id="list163201806937998" text:continue-numbering="true" text:style-name="L1">
        <text:list-item>
          <text:p text:style-name="P31">Smart contracts </text:p>
          <text:list>
            <text:list-item>
              <text:p text:style-name="P32">Bruker-deffinerte programmer kjører på toppen <text:span text:style-name="T5">av blockchainen </text:span></text:p>
            </text:list-item>
            <text:list-item>
              <text:p text:style-name="P33">en det skal også være mulig å registrere kontrakter på toppen av blockchainen. </text:p>
              <text:list>
                <text:list-item>
                  <text:p text:style-name="P33"><text:span text:style-name="T7">Overføringer </text:span>som er bassert på <text:span text:style-name="T6">betingelser.</text:span></text:p>
                </text:list-item>
              </text:list>
            </text:list-item>
            <text:list-item>
              <text:p text:style-name="P34">Smart contracts kan bli stolt på for correctness og availability, men ikke privay</text:p>
              <text:list>
                <text:list-item>
                  <text:p text:style-name="P34">Block-chainresurser er dyre </text:p>
                </text:list-item>
                <text:list-item>
                  <text:p text:style-name="P34">Race conditions og temporary forks. </text:p>
                </text:list-item>
              </text:list>
            </text:list-item>
          </text:list>
        </text:list-item>
        <text:list-item>
          <text:p text:style-name="P35">Det er et problem med risk or wait </text:p>
          <text:list>
            <text:list-item>
              <text:p text:style-name="P36">Hver confirmation tar 10 minutter, og man må vente en time på å bruke pengene. </text:p>
            </text:list-item>
            <text:list-item>
              <text:p text:style-name="P36">Det er ikke vanskelig å double-spende pengene </text:p>
            </text:list-item>
          </text:list>
        </text:list-item>
        <text:list-item>
          <text:p text:style-name="P37">Etherium implementerer en annen måte å lage kontrakter på- </text:p>
        </text:list-item>
        <text:list-item>
          <text:p text:style-name="P38">Proof-of-work</text:p>
          <text:list>
            <text:list-item>
              <text:p text:style-name="P39">Man gjør arbeid for å bevise at man eksisterer(?)</text:p>
            </text:list-item>
            <text:list-item>
              <text:p text:style-name="P40">Kaster bort enormy mye energi </text:p>
            </text:list-item>
          </text:list>
        </text:list-item>
        <text:list-item>
          <text:p text:style-name="P41">Alternativt: Permissioned Ledgers </text:p>
          <text:list>
            <text:list-item>
              <text:p text:style-name="P42">Fixed eller maulet endret gruppe av trustees </text:p>
              <text:list>
                <text:list-item>
                  <text:p text:style-name="P43">Liability er tydelig definert </text:p>
                </text:list-item>
                <text:list-item>
                  <text:p text:style-name="P44">Ingen proof of work trengs <text:s/>=&gt; Mindre energikostnader</text:p>
                </text:list-item>
                <text:list-item>
                  <text:p text:style-name="P45">men det er ikke lenger mulig for «Alle» å være med. </text:p>
                </text:list-item>
              </text:list>
            </text:list-item>
          </text:list>
        </text:list-item>
        <text:list-item>
          <text:p text:style-name="P46">Bitcoin har problemer med scalability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b" fo:country="NO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3:18:57.579004454</meta:creation-date>
    <meta:generator>LibreOffice/5.1.6.2$Linux_X86_64 LibreOffice_project/10m0$Build-2</meta:generator>
    <dc:date>2019-05-14T16:32:00.996090586</dc:date>
    <meta:editing-duration>PT2H50M22S</meta:editing-duration>
    <meta:editing-cycles>65</meta:editing-cycles>
    <meta:document-statistic meta:table-count="0" meta:image-count="0" meta:object-count="0" meta:page-count="2" meta:paragraph-count="57" meta:word-count="618" meta:character-count="3658" meta:non-whitespace-character-count="3106"/>
  </office:meta>
</office:document-meta>
</file>